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40000006A22612CE5B1A60CC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FreeSans" svg:font-family="FreeSans"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fo:text-align="center" style:justify-single-word="false"/>
    </style:style>
    <style:style style:name="P2" style:family="paragraph" style:parent-style-name="Body">
      <style:text-properties fo:font-weight="bold" style:font-weight-asian="bold" style:font-weight-complex="bold"/>
    </style:style>
    <style:style style:name="P3" style:family="paragraph" style:parent-style-name="Body">
      <style:text-properties fo:font-weight="bold" style:font-weight-asian="bold" style:font-weight-complex="bold"/>
    </style:style>
    <style:style style:name="P4" style:family="paragraph" style:parent-style-name="List_20_Paragraph" style:list-style-name="WWNum2"/>
    <style:style style:name="T1" style:family="text">
      <style:text-properties fo:language="fr" fo:country="F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officeooo:rsid="00131cbe" style:font-weight-asian="normal" style:font-weight-complex="normal"/>
    </style:style>
    <style:style style:name="T4"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 text:outline-level="1">Career Services Assignment 2 – Elevator Pitch<text:line-break/></text:h>
      <text:p text:style-name="Body"><text:span text:style-name="T1">Points possible:</text:span> 50</text:p>
      <text:p text:style-name="Body"/>
      <text:p text:style-name="Body"><text:span text:style-name="T1">Instructions: </text:span>Follow the steps below to set up create and practice your elevator pitch. An elevator pitch is your answer to the interview question <text:span text:style-name="T2">Tell me about yourself</text:span>. Make sure you speak as if you are in an interview. Tailor your pitch to make it relevant to an interview for a software developer position. </text:p>
      <text:list xml:id="list2877587285" text:style-name="WWNum2">
        <text:list-item>
          <text:p text:style-name="P4">Write your elevator pitch below. Your pitch should:</text:p>
          <text:list>
            <text:list-item>
              <text:p text:style-name="P4">be clear and concise</text:p>
            </text:list-item>
            <text:list-item>
              <text:p text:style-name="P4">be less than 30 seconds</text:p>
            </text:list-item>
            <text:list-item>
              <text:p text:style-name="P4">be a summary of who you are</text:p>
            </text:list-item>
            <text:list-item>
              <text:p text:style-name="P4">contain something personal (i.e. a hobby, passion, etc.)</text:p>
            </text:list-item>
          </text:list>
        </text:list-item>
      </text:list>
      <text:p text:style-name="P2">My Elevator Pitch:</text:p>
      <text:p text:style-name="P2"><text:tab/><text:span text:style-name="T3">Hello, my name is Kyle Reddeman. I have been interested in computer science ever since <text:s/>I took a robotics class in high school. Since then I have been tinkering with micro controllers such as Arduino's and raspberry pi’s, and have also dabbled in game development. For fun I like to do recreational sports such as snowboarding, wake-surfing, and tennis.</text:span></text:p>
      <text:p text:style-name="P2"/>
      <text:p text:style-name="P2"/>
      <text:p text:style-name="P2"/>
      <text:list xml:id="list165528154481849" text:continue-numbering="true" text:style-name="WWNum2">
        <text:list-item>
          <text:p text:style-name="P4">Practice your elevator pitch out loud. Record your elevator pitch and upload it to the internet. You can use whichever tool you’d like to upload (Facebook, YouTube, DropBox, etc.), just make sure you can give someone a link to view the file. Paste the link to your uploaded recording below.</text:p>
        </text:list-item>
      </text:list>
      <text:p text:style-name="P2">Link to Recorded Elevator Pitch:</text:p>
      <text:p text:style-name="P2"/>
      <text:p text:style-name="Body"><text:a xlink:type="simple" xlink:href="https://youtu.be/rEQgaCwy9JQ" text:style-name="Internet_20_link" text:visited-style-name="Visited_20_Internet_20_Link">https://youtu.be/rEQgaCwy9JQ</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FreeSans" svg:font-family="FreeSans"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Arial Unicode MS"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font-size-asian="12pt" style:font-size-complex="12pt"/>
    </style:style>
    <style:style style:name="Heading" style:family="paragraph" style:next-style-name="Body" style:default-outline-level="1" style:list-style-name="" style:class="text">
      <style:paragraph-properties fo:margin-top="0.1665in" fo:margin-bottom="0in" style:contextual-spacing="false" fo:line-height="108%" fo:text-align="center" style:justify-single-word="false" fo:keep-together="always" fo:orphans="2" fo:widows="2" fo:padding="0in" fo:border="none" style:shadow="none" fo:keep-with-next="always" style:writing-mode="lr-tb" style:join-border="false"/>
      <style:text-properties fo:color="#000000" loext:opacity="100%" fo:font-size="18pt" style:text-underline-style="none" style:font-size-asian="18pt" style:font-name-complex="Arial Unicode MS" style:font-family-complex="'Arial Unicode MS'" style:font-family-generic-complex="system" style:font-pitch-complex="variable" style:font-size-complex="18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_26__20_Footer" style:display-name="Header &amp; Footer" style:family="paragraph">
      <style:paragraph-properties fo:margin-top="0in" fo:margin-bottom="0in" style:contextual-spacing="false" fo:text-align="start" style:justify-single-word="false" fo:orphans="2" fo:widows="2" fo:padding="0in" fo:border="none" style:shadow="none" style:writing-mode="lr-tb" style:join-border="false">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Body" style:family="paragraph">
      <style:paragraph-properties fo:margin-top="0in" fo:margin-bottom="0.111in" style:contextual-spacing="false" fo:line-height="108%" fo:text-align="start" style:justify-single-word="false" fo:orphans="2" fo:widows="2" fo:padding="0in" fo:border="none" style:shadow="none" style:writing-mode="lr-tb" style:join-border="false"/>
      <style:text-properties fo:color="#000000" loext:opacity="100%" fo:font-size="12pt" style:text-underline-style="none" style:font-size-asian="12pt" style:font-name-complex="Arial Unicode MS" style:font-family-complex="'Arial Unicode MS'" style:font-family-generic-complex="system" style:font-pitch-complex="variable" style:font-size-complex="12pt"/>
    </style:style>
    <style:style style:name="List_20_Paragraph" style:display-name="List Paragraph"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fo:font-size="12pt" style:text-underline-style="none" style:font-size-asian="12pt" style:font-name-complex="Arial Unicode MS" style:font-family-complex="'Arial Unicode M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083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083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083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2083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2083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083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center" style:justify-single-word="false"/>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draw:frame draw:style-name="Mfr1" draw:name="Picture 1" text:anchor-type="as-char" svg:width="6.5in" svg:height="0.7917in" draw:z-index="0"><draw:image xlink:href="Pictures/10000000000003640000006A22612CE5B1A60CC8.png" xlink:type="simple" xlink:show="embed" xlink:actuate="onLoad" draw:mime-type="image/png"/></draw:frame></text:p>
      </style:header>
      <style:footer>
        <text:p text:style-name="Footer"><text:span text:style-name="page_20_number"><text:page-number text:select-page="current">1</text:page-number></text:span></text:p>
        <text:p text:style-name="MP1"/>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meta:creation-date>2022-09-23T01:39:00</meta:creation-date>
    <dc:date>2022-09-24T16:55:26.907019827</dc:date>
    <meta:editing-duration>PT23M30S</meta:editing-duration>
    <meta:generator>LibreOffice/7.3.6.2$Linux_X86_64 LibreOffice_project/30$Build-2</meta:generator>
    <meta:document-statistic meta:table-count="0" meta:image-count="1" meta:object-count="0" meta:page-count="1" meta:paragraph-count="15" meta:word-count="220" meta:character-count="1288" meta:non-whitespace-character-count="1083"/>
    <meta:user-defined meta:name="AppVersion">16.0000</meta:user-defined>
    <meta:template xlink:type="simple" xlink:actuate="onRequest" xlink:title="Normal.dotm" xlink:href=""/>
  </office:meta>
</office:document-meta>
</file>